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55269" draw:textarea-horizontal-align="justify" draw:textarea-vertical-align="middle" draw:auto-grow-height="false" fo:min-height="4.458cm" fo:min-width="2.938cm"/>
      <style:paragraph-properties style:writing-mode="lr-tb"/>
    </style:style>
    <style:style style:name="gr2" style:family="graphic" style:parent-style-name="standard">
      <style:graphic-properties draw:fill-color="#ea7500" draw:textarea-horizontal-align="justify" draw:textarea-vertical-align="middle" draw:auto-grow-height="false" fo:min-height="1.338cm" fo:min-width="2.041cm"/>
      <style:paragraph-properties style:writing-mode="lr-tb"/>
    </style:style>
    <style:style style:name="gr3" style:family="graphic" style:parent-style-name="standard">
      <style:graphic-properties svg:stroke-color="#3465a4" draw:fill-color="#355269" draw:textarea-horizontal-align="justify" draw:textarea-vertical-align="middle" draw:auto-grow-height="false" fo:min-height="6.744cm" fo:min-width="2.93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3.186cm"/>
      <style:paragraph-properties style:writing-mode="lr-tb"/>
    </style:style>
    <style:style style:name="gr5" style:family="graphic" style:parent-style-name="objectwithoutfill">
      <style:graphic-properties draw:stroke="soli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1.39cm"/>
    </style:style>
    <style:style style:name="gr7" style:family="graphic" style:parent-style-name="standard">
      <style:graphic-properties draw:fill-color="#ffd428" draw:textarea-horizontal-align="justify" draw:textarea-vertical-align="middle" draw:auto-grow-height="false" fo:min-height="1.814cm" fo:min-width="3.088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loext:graphic-properties draw:fill-color="#355269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ea75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d428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5.08cm" svg:x="7.649cm" svg:y="5.851cm">
          <text:p text:style-name="P1"><text:span text:style-name="T1">Model</text:span></text:p>
          <text:p text:style-name="P1"><text:span text:style-name="T1">Optimi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54cm" svg:height="2.54cm" svg:x="13.826cm" svg:y="7.248cm">
          <text:p text:style-name="P3">IR</text:p>
          <text:p text:style-name="P3">.xml .bin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3.81cm" svg:height="7.366cm" svg:x="18.785cm" svg:y="4.708cm">
          <text:p text:style-name="P1"><text:span text:style-name="T1">Inference</text:span></text:p>
          <text:p text:style-name="P1"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1.307cm" svg:y="4.708cm">
          <text:p text:style-name="P3">Caff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1.307cm" svg:y="6.232cm">
          <text:p text:style-name="P3">Tensor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1.307cm" svg:y="7.756cm">
          <text:p text:style-name="P3">MX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1.307cm" svg:y="9.28cm">
          <text:p text:style-name="P3">ONN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1.307cm" svg:y="10.804cm">
          <text:p text:style-name="P3">Kald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22.844cm" svg:y="4.708cm">
          <text:p text:style-name="P3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22.844cm" svg:y="6.232cm">
          <text:p text:style-name="P3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22.844cm" svg:y="7.756cm">
          <text:p text:style-name="P3">FP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22.844cm" svg:y="9.28cm">
          <text:p text:style-name="P3">V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cm" svg:height="1.27cm" svg:x="22.844cm" svg:y="10.804cm">
          <text:p text:style-name="P3">G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5.109cm" svg:y1="5.343cm" svg:x2="7.649cm" svg:y2="8.391cm">
          <text:p/>
        </draw:line>
        <draw:line draw:style-name="gr5" draw:text-style-name="P5" draw:layer="layout" svg:x1="5.109cm" svg:y1="6.867cm" svg:x2="7.649cm" svg:y2="8.391cm">
          <text:p/>
        </draw:line>
        <draw:line draw:style-name="gr5" draw:text-style-name="P5" draw:layer="layout" svg:x1="5.109cm" svg:y1="8.391cm" svg:x2="7.649cm" svg:y2="8.391cm">
          <text:p/>
        </draw:line>
        <draw:line draw:style-name="gr5" draw:text-style-name="P5" draw:layer="layout" svg:x1="5.109cm" svg:y1="9.915cm" svg:x2="7.649cm" svg:y2="8.391cm">
          <text:p/>
        </draw:line>
        <draw:line draw:style-name="gr5" draw:text-style-name="P5" draw:layer="layout" svg:x1="5.109cm" svg:y1="11.439cm" svg:x2="7.649cm" svg:y2="8.391cm">
          <text:p/>
        </draw:line>
        <draw:custom-shape draw:style-name="gr6" draw:text-style-name="P3" draw:layer="layout" svg:width="2.159cm" svg:height="0.508cm" svg:x="11.591cm" svg:y="8.2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.159cm" svg:height="0.508cm" svg:x="16.493cm" svg:y="8.3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3.81cm" svg:height="2.286cm" svg:x="18.652cm" svg:y="1.26cm">
          <text:p text:style-name="P3">User</text:p>
          <text:p text:style-name="P3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5" draw:layer="layout" svg:x1="21.7cm" svg:y1="4.708cm" svg:x2="21.7cm" svg:y2="3.565cm">
          <text:p/>
        </draw:line>
        <draw:line draw:style-name="gr8" draw:text-style-name="P5" draw:layer="layout" svg:x1="19.541cm" svg:y1="3.565cm" svg:x2="19.541cm" svg:y2="4.708cm">
          <text:p/>
        </draw:line>
        <draw:custom-shape draw:style-name="gr7" draw:text-style-name="P6" draw:layer="layout" svg:width="3.81cm" svg:height="2.286cm" svg:x="1.304cm" svg:y="1.254cm">
          <text:p text:style-name="P3">Trained</text:p>
          <text:p text:style-name="P3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3.3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6:28:46.340037642</meta:creation-date>
    <dc:date>2020-08-17T16:46:46.814548547</dc:date>
    <meta:editing-duration>PT7M39S</meta:editing-duration>
    <meta:editing-cycles>2</meta:editing-cycles>
    <meta:generator>LibreOffice/6.4.4.2$Linux_X86_64 LibreOffice_project/40$Build-2</meta:generator>
    <meta:document-statistic meta:object-count="24"/>
  </office:meta>
</office:document-meta>
</file>